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SI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Year of Death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Danya</text:p>
          </table:table-cell>
          <table:table-cell office:value-type="float" office:value="111111" calcext:value-type="float">
            <text:p>1111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float" office:value="222333" calcext:value-type="float">
            <text:p>222333</text:p>
          </table:table-cell>
          <table:table-cell office:value-type="float" office:value="3" calcext:value-type="float">
            <text:p>3</text:p>
          </table:table-cell>
          <table:table-cell office:value-type="float" office:value="1918" calcext:value-type="float">
            <text:p>19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mgolfr</text:p>
          </table:table-cell>
          <table:table-cell office:value-type="float" office:value="122345" calcext:value-type="float">
            <text:p>122345</text:p>
          </table:table-cell>
          <table:table-cell office:value-type="float" office:value="64" calcext:value-type="float">
            <text:p>64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rquhar</text:p>
          </table:table-cell>
          <table:table-cell office:value-type="float" office:value="947568" calcext:value-type="float">
            <text:p>947568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" calcext:value-type="float">
            <text:p>17</text:p>
          </table:table-cell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46:04.542515833</meta:creation-date>
    <dc:date>2019-01-03T14:52:06.232354803</dc:date>
    <meta:editing-duration>PT6M4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